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878cm" fo:min-width="15.629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98cm" fo:min-width="10.9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4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2.42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9cm" svg:height="8.128cm" svg:x="2.778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524cm" svg:x="3.794cm" svg:y="4.048cm">
          <text:p text:style-name="P2">clock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1.43cm" svg:height="3.048cm" svg:x="6.588cm" svg:y="6.33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962cm" svg:x="6.842cm" svg:y="6.461cm">
          <draw:text-box>
            <text:p>pipeline</text:p>
          </draw:text-box>
        </draw:frame>
        <draw:custom-shape draw:style-name="gr5" draw:text-style-name="P2" draw:layer="layout" svg:width="1.143cm" svg:height="1.143cm" svg:x="7.023cm" svg:y="7.731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9.382cm" svg:y="7.731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1.641cm" svg:y="7.73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4.027cm" svg:y="7.731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6.44cm" svg:y="7.731cm">
          <text:p text:style-name="P2">W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318cm" svg:height="1.524cm" svg:x="13.827cm" svg:y="4.175cm">
          <text:p text:style-name="P2">cach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5.207cm" svg:height="1.524cm" svg:x="7.62cm" svg:y="9.763cm">
          <text:p text:style-name="P2">Branch predic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8.266cm" svg:y1="8.366cm" svg:x2="9.282cm" svg:y2="8.366cm">
          <text:p/>
        </draw:line>
        <draw:line draw:style-name="gr8" draw:text-style-name="P4" draw:layer="layout" svg:x1="10.625cm" svg:y1="8.366cm" svg:x2="11.641cm" svg:y2="8.366cm">
          <text:p/>
        </draw:line>
        <draw:line draw:style-name="gr8" draw:text-style-name="P4" draw:layer="layout" svg:x1="12.911cm" svg:y1="8.366cm" svg:x2="13.927cm" svg:y2="8.366cm">
          <text:p/>
        </draw:line>
        <draw:line draw:style-name="gr8" draw:text-style-name="P4" draw:layer="layout" svg:x1="15.297cm" svg:y1="8.366cm" svg:x2="16.313cm" svg:y2="8.366cm">
          <text:p/>
        </draw:line>
        <draw:custom-shape draw:style-name="gr9" draw:text-style-name="P5" xml:id="id1" draw:id="id1" draw:layer="layout" svg:width="2.032cm" svg:height="0.762cm" svg:x="10.779cm" svg:y="4.556cm">
          <text:p text:style-name="P5"><text:span text:style-name="T1">PMC 1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2.811cm" svg:y1="4.937cm" svg:x2="13.827cm" svg:y2="4.937cm" draw:start-shape="id1" draw:start-glue-point="1" draw:end-shape="id2" draw:end-glue-point="3" svg:d="M12811 4937h1016" svg:viewBox="0 0 1017 1">
          <text:p/>
        </draw:connector>
        <draw:connector draw:style-name="gr10" draw:text-style-name="P2" draw:layer="layout" svg:x1="11.795cm" svg:y1="5.318cm" svg:x2="12.303cm" svg:y2="6.334cm" draw:start-shape="id1" draw:start-glue-point="2" draw:end-shape="id3" draw:end-glue-point="0" svg:d="M11795 5318v508h508v508" svg:viewBox="0 0 509 1017">
          <text:p/>
        </draw:connector>
        <draw:custom-shape draw:style-name="gr9" draw:text-style-name="P5" draw:layer="layout" svg:width="2.032cm" svg:height="0.762cm" svg:x="10.806cm" svg:y="3.54cm">
          <text:p text:style-name="P5"><text:span text:style-name="T1">CTRL 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2.032cm" svg:height="0.762cm" svg:x="3.77cm" svg:y="6.785cm">
          <text:p text:style-name="P5"><text:span text:style-name="T1">PMC 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762cm" svg:x="3.767cm" svg:y="7.858cm">
          <text:p text:style-name="P5"><text:span text:style-name="T1">CTRL 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2.032cm" svg:height="0.762cm" svg:x="13.897cm" svg:y="10.144cm">
          <text:p text:style-name="P5"><text:span text:style-name="T1">PMC 3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762cm" svg:x="16.475cm" svg:y="10.171cm">
          <text:p text:style-name="P5"><text:span text:style-name="T1">CTRL 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2" draw:layer="layout" svg:x1="5.802cm" svg:y1="7.166cm" svg:x2="6.588cm" svg:y2="7.858cm" draw:start-shape="id4" draw:start-glue-point="1" draw:end-shape="id3" draw:end-glue-point="3" svg:d="M5802 7166h393v692h393" svg:viewBox="0 0 787 693">
          <text:p/>
        </draw:connector>
        <draw:line draw:style-name="gr11" draw:text-style-name="P4" draw:layer="layout" svg:x1="4.683cm" svg:y1="5.572cm" svg:x2="4.683cm" svg:y2="6.815cm">
          <text:p/>
        </draw:line>
        <draw:line draw:style-name="gr11" draw:text-style-name="P4" draw:layer="layout" svg:x1="14.843cm" svg:y1="10.144cm" svg:x2="14.843cm" svg:y2="9.382cm">
          <text:p/>
        </draw:line>
        <draw:connector draw:style-name="gr10" draw:text-style-name="P2" draw:layer="layout" svg:x1="13.897cm" svg:y1="10.525cm" svg:x2="12.827cm" svg:y2="10.525cm" draw:start-shape="id5" draw:start-glue-point="3" draw:end-shape="id6" draw:end-glue-point="1" svg:d="M13897 10525h-1070" svg:viewBox="0 0 1071 1">
          <text:p/>
        </draw:connector>
        <draw:custom-shape draw:style-name="gr12" draw:text-style-name="P5" draw:layer="layout" svg:width="2.921cm" svg:height="0.762cm" svg:x="3.667cm" svg:y="10.017cm">
          <text:p text:style-name="P5"><text:span text:style-name="T1">GLOB_CTR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1:41:33.145962077</meta:creation-date>
    <dc:date>2018-06-01T12:12:08.653286532</dc:date>
    <meta:editing-duration>PT7M50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